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family="paragraph">
      <style:paragraph-properties fo:text-align="center"/>
    </style:style>
    <style:style style:name="T6" style:parent-style-name="Fuentedepárrafopredeter." style:family="text">
      <style:text-properties fo:font-size="20pt" style:font-size-asian="20pt" style:font-size-complex="20pt" fo:background-color="#FFFF00"/>
    </style:style>
    <style:style style:name="P7" style:parent-style-name="Standard" style:family="paragraph">
      <style:paragraph-properties fo:text-align="center"/>
    </style:style>
    <style:style style:name="T8" style:parent-style-name="Fuentedepárrafopredeter." style:family="text">
      <style:text-properties fo:font-size="24pt" style:font-size-asian="24pt" style:font-size-complex="24pt" fo:background-color="#FFFF00"/>
    </style:style>
    <style:style style:name="P9" style:parent-style-name="Standard" style:family="paragraph">
      <style:text-properties fo:color="#FF0000"/>
    </style:style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list-style-name="LFO3" style:family="paragraph">
      <style:paragraph-properties fo:text-align="center"/>
    </style:style>
    <style:style style:name="P14" style:parent-style-name="Standard" style:list-style-name="LFO3" style:family="paragraph"/>
    <style:style style:name="P15" style:parent-style-name="Standard" style:list-style-name="LFO3" style:family="paragraph"/>
    <style:style style:name="P16" style:parent-style-name="Standard" style:list-style-name="LFO3" style:family="paragraph"/>
    <style:style style:name="P17" style:parent-style-name="Standard" style:family="paragraph">
      <style:paragraph-properties fo:text-align="center"/>
    </style:style>
    <style:style style:name="T18" style:parent-style-name="Fuentedepárrafopredeter." style:family="text">
      <style:text-properties fo:background-color="#FFFF00"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font-size="24pt" style:font-size-asian="24pt" style:font-size-complex="24pt" fo:background-color="#FFFF00" fo:language="en" fo:country="US"/>
    </style:style>
    <style:style style:name="T31" style:parent-style-name="Fuentedepárrafopredeter." style:family="text">
      <style:text-properties fo:color="#FF0000"/>
    </style:style>
    <style:style style:name="T32" style:parent-style-name="Fuentedepárrafopredeter." style:family="text">
      <style:text-properties fo:color="#FF0000"/>
    </style:style>
    <style:style style:name="T33" style:parent-style-name="Fuentedepárrafopredeter." style:family="text">
      <style:text-properties fo:color="#FF0000"/>
    </style:style>
    <style:style style:name="T34" style:parent-style-name="Fuentedepárrafopredeter." style:family="text">
      <style:text-properties fo:color="#FF0000"/>
    </style:style>
    <style:style style:name="T35" style:parent-style-name="Fuentedepárrafopredeter." style:family="text">
      <style:text-properties fo:color="#FF0000"/>
    </style:style>
    <style:style style:name="T36" style:parent-style-name="Fuentedepárrafopredeter." style:family="text">
      <style:text-properties fo:color="#FF0000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T62" style:parent-style-name="Fuentedepárrafopredeter." style:family="text">
      <style:text-properties fo:language="en" fo:country="US"/>
    </style:style>
    <style:style style:name="T63" style:parent-style-name="Fuentedepárrafopredeter." style:family="text">
      <style:text-properties fo:language="en" fo:country="US"/>
    </style:style>
    <style:style style:name="P64" style:parent-style-name="Standard" style:family="paragraph">
      <style:text-properties fo:color="#FF0000"/>
    </style:style>
    <style:style style:name="P65" style:parent-style-name="Standard" style:family="paragraph">
      <style:text-properties fo:color="#FF0000" fo:background-color="#00FF00" fo:language="en" fo:country="US"/>
    </style:style>
    <style:style style:name="P66" style:parent-style-name="Standard" style:family="paragraph">
      <style:text-properties fo:color="#FF0000" fo:background-color="#00FF00" fo:language="en" fo:country="US"/>
    </style:style>
    <style:style style:name="P67" style:parent-style-name="Standard" style:family="paragraph">
      <style:text-properties fo:color="#FF0000" fo:background-color="#00FF00" fo:language="en" fo:country="US"/>
    </style:style>
    <style:style style:name="P68" style:parent-style-name="Standard" style:family="paragraph">
      <style:text-properties fo:color="#FF0000" fo:background-color="#00FF00" fo:language="en" fo:country="US"/>
    </style:style>
    <style:style style:name="P69" style:parent-style-name="Standard" style:family="paragraph">
      <style:text-properties fo:background-color="#00FF00" fo:language="en" fo:country="US"/>
    </style:style>
    <style:style style:name="P70" style:parent-style-name="Standard" style:family="paragraph">
      <style:text-properties fo:background-color="#00FF00" fo:language="en" fo:country="US"/>
    </style:style>
    <style:style style:name="P71" style:parent-style-name="Standard" style:family="paragraph">
      <style:text-properties fo:background-color="#00FF00" fo:language="en" fo:country="US"/>
    </style:style>
    <style:style style:name="P72" style:parent-style-name="Standard" style:family="paragraph">
      <style:text-properties fo:background-color="#00FF00" fo:language="en" fo:country="US"/>
    </style:style>
    <style:style style:name="P73" style:parent-style-name="Standard" style:family="paragraph">
      <style:text-properties fo:background-color="#00FF00"/>
    </style:style>
    <style:style style:name="P74" style:parent-style-name="Standard" style:family="paragraph">
      <style:text-properties fo:background-color="#00FF00"/>
    </style:style>
    <style:style style:name="T75" style:parent-style-name="Fuentedepárrafopredeter." style:family="text">
      <style:text-properties fo:background-color="#00FF00"/>
    </style:style>
    <style:style style:name="T76" style:parent-style-name="Fuentedepárrafopredeter." style:family="text">
      <style:text-properties fo:color="#FF0000" fo:background-color="#00FF00"/>
    </style:style>
    <style:style style:name="T77" style:parent-style-name="Fuentedepárrafopredeter." style:family="text">
      <style:text-properties fo:background-color="#00FF00"/>
    </style:style>
    <style:style style:name="P78" style:parent-style-name="Standard" style:family="paragraph">
      <style:text-properties fo:background-color="#00FF00"/>
    </style:style>
    <style:style style:name="P79" style:parent-style-name="Standard" style:family="paragraph">
      <style:text-properties fo:background-color="#00FF00"/>
    </style:style>
    <style:style style:name="P80" style:parent-style-name="Standard" style:family="paragraph">
      <style:text-properties fo:background-color="#00FF00"/>
    </style:style>
    <style:style style:name="T81" style:parent-style-name="Fuentedepárrafopredeter." style:family="text">
      <style:text-properties fo:background-color="#00FF00"/>
    </style:style>
    <style:style style:name="T82" style:parent-style-name="Fuentedepárrafopredeter." style:family="text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T87" style:parent-style-name="Fuentedepárrafopredeter." style:family="text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T96" style:parent-style-name="Fuentedepárrafopredeter." style:family="text">
      <style:text-properties fo:language="en" fo:country="US"/>
    </style:style>
    <style:style style:name="T97" style:parent-style-name="Fuentedepárrafopredeter." style:family="text">
      <style:text-properties fo:color="#FF0000" fo:language="en" fo:country="US"/>
    </style:style>
    <style:style style:name="T98" style:parent-style-name="Fuentedepárrafopredeter." style:family="text">
      <style:text-properties fo:language="en" fo:country="US"/>
    </style:style>
    <style:style style:name="P99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00" style:parent-style-name="Standard" style:family="paragraph">
      <style:paragraph-properties fo:text-align="center"/>
    </style:style>
    <style:style style:name="T101" style:parent-style-name="Fuentedepárrafopredeter." style:family="text">
      <style:text-properties fo:font-size="20pt" style:font-size-asian="20pt" style:font-size-complex="20pt" fo:background-color="#FFFF00"/>
    </style:style>
    <style:style style:name="T102" style:parent-style-name="Fuentedepárrafopredeter." style:family="text">
      <style:text-properties style:font-name="sans-serif" fo:color="#222222" fo:font-size="10.5pt" style:font-size-asian="10.5pt"/>
    </style:style>
    <style:style style:name="T103" style:parent-style-name="Fuentedepárrafopredeter." style:family="text">
      <style:text-properties style:font-name="sans-serif" fo:color="#222222" fo:font-size="10.5pt" style:font-size-asian="10.5pt"/>
    </style:style>
    <style:style style:name="P104" style:parent-style-name="Standard" style:family="paragraph">
      <style:text-properties fo:background-color="#FFFF00"/>
    </style:style>
    <style:style style:name="T105" style:parent-style-name="Fuentedepárrafopredeter." style:family="text">
      <style:text-properties fo:background-color="#FFFF00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paragraph-properties fo:text-indent="0.4923in"/>
      <style:text-properties fo:language="en" fo:country="US"/>
    </style:style>
    <style:style style:name="P108" style:parent-style-name="Standard" style:family="paragraph">
      <style:paragraph-properties fo:text-indent="0.4923in"/>
      <style:text-properties fo:language="en" fo:country="US"/>
    </style:style>
    <style:style style:name="P109" style:parent-style-name="Standard" style:family="paragraph">
      <style:paragraph-properties fo:text-indent="0.4923in"/>
      <style:text-properties fo:language="en" fo:country="US"/>
    </style:style>
    <style:style style:name="P110" style:parent-style-name="Standard" style:family="paragraph">
      <style:paragraph-properties fo:text-indent="0.4923in"/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T123" style:parent-style-name="Fuentedepárrafopredeter." style:family="text">
      <style:text-properties fo:language="en" fo:country="US"/>
    </style:style>
    <style:style style:name="T124" style:parent-style-name="Fuentedepárrafopredeter." style:family="text">
      <style:text-properties fo:color="#800000" fo:language="en" fo:country="US"/>
    </style:style>
    <style:style style:name="T125" style:parent-style-name="Fuentedepárrafopredeter." style:family="text">
      <style:text-properties fo:language="en" fo:country="US"/>
    </style:style>
    <style:style style:name="P126" style:parent-style-name="Standard" style:family="paragraph">
      <style:paragraph-properties fo:text-indent="0.4923in"/>
      <style:text-properties fo:language="en" fo:country="US"/>
    </style:style>
    <style:style style:name="P127" style:parent-style-name="Standard" style:family="paragraph">
      <style:paragraph-properties fo:text-indent="0.4923in"/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paragraph-properties fo:text-indent="0.4923in"/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paragraph-properties fo:text-indent="0.4923in"/>
      <style:text-properties fo:language="en" fo:country="US"/>
    </style:style>
    <style:style style:name="P132" style:parent-style-name="Standard" style:family="paragraph">
      <style:paragraph-properties fo:text-indent="0.4923in"/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paragraph-properties fo:text-indent="0.4923in"/>
      <style:text-properties fo:language="en" fo:country="US"/>
    </style:style>
    <style:style style:name="P135" style:parent-style-name="Standard" style:family="paragraph">
      <style:paragraph-properties fo:text-indent="0.4923in"/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paragraph-properties fo:text-indent="0.4923in"/>
      <style:text-properties fo:language="en" fo:country="US"/>
    </style:style>
    <style:style style:name="P138" style:parent-style-name="Standard" style:family="paragraph">
      <style:paragraph-properties fo:text-indent="0.4923in"/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family="paragraph">
      <style:paragraph-properties fo:text-indent="0.4923in"/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T144" style:parent-style-name="Fuentedepárrafopredeter." style:family="text">
      <style:text-properties fo:language="en" fo:country="US"/>
    </style:style>
    <style:style style:name="T145" style:parent-style-name="Fuentedepárrafopredeter." style:family="text">
      <style:text-properties fo:color="#800000" fo:language="en" fo:country="US"/>
    </style:style>
    <style:style style:name="T146" style:parent-style-name="Fuentedepárrafopredeter." style:family="text">
      <style:text-properties fo:language="en" fo:country="US"/>
    </style:style>
    <style:style style:name="P147" style:parent-style-name="Standard" style:family="paragraph">
      <style:paragraph-properties fo:text-indent="0.4923in"/>
      <style:text-properties fo:language="en" fo:country="US"/>
    </style:style>
    <style:style style:name="P148" style:parent-style-name="Standard" style:family="paragraph">
      <style:paragraph-properties fo:text-indent="0.4923in"/>
      <style:text-properties fo:language="en" fo:country="US"/>
    </style:style>
    <style:style style:name="P149" style:parent-style-name="Standard" style:family="paragraph">
      <style:paragraph-properties fo:text-indent="0.4923in"/>
      <style:text-properties fo:language="en" fo:country="US"/>
    </style:style>
    <style:style style:name="P150" style:parent-style-name="Standard" style:family="paragraph">
      <style:text-properties fo:language="en" fo:country="US"/>
    </style:style>
    <style:style style:name="P151" style:parent-style-name="Standard" style:family="paragraph">
      <style:paragraph-properties fo:text-indent="0.4923in"/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P153" style:parent-style-name="Standard" style:family="paragraph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T155" style:parent-style-name="Fuentedepárrafopredeter." style:family="text">
      <style:text-properties fo:language="en" fo:country="US"/>
    </style:style>
    <style:style style:name="T156" style:parent-style-name="Fuentedepárrafopredeter." style:family="text">
      <style:text-properties fo:background-color="#FFFF00"/>
    </style:style>
    <style:style style:name="T157" style:parent-style-name="Fuentedepárrafopredeter." style:family="text">
      <style:text-properties fo:language="en" fo:country="US"/>
    </style:style>
    <style:style style:name="T158" style:parent-style-name="Fuentedepárrafopredeter." style:family="text">
      <style:text-properties fo:language="en" fo:country="US"/>
    </style:style>
    <style:style style:name="T159" style:parent-style-name="Fuentedepárrafopredeter." style:family="text">
      <style:text-properties fo:background-color="#C0C0C0" fo:language="en" fo:country="US"/>
    </style:style>
    <style:style style:name="T160" style:parent-style-name="Fuentedepárrafopredeter." style:family="text">
      <style:text-properties fo:language="en" fo:country="US"/>
    </style:style>
    <style:style style:name="T161" style:parent-style-name="Fuentedepárrafopredeter." style:family="text">
      <style:text-properties fo:language="en" fo:country="US"/>
    </style:style>
    <style:style style:name="T162" style:parent-style-name="Fuentedepárrafopredeter." style:family="text">
      <style:text-properties fo:background-color="#00FF00" fo:language="en" fo:country="US"/>
    </style:style>
    <style:style style:name="P163" style:parent-style-name="Standard" style:family="paragraph">
      <style:text-properties fo:language="en" fo:country="US"/>
    </style:style>
    <style:style style:name="P164" style:parent-style-name="Standard" style:family="paragraph">
      <style:text-properties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T167" style:parent-style-name="Fuentedepárrafopredeter." style:family="text">
      <style:text-properties fo:language="en" fo:country="US"/>
    </style:style>
    <style:style style:name="T168" style:parent-style-name="Fuentedepárrafopredeter." style:family="text">
      <style:text-properties fo:language="en" fo:country="US"/>
    </style:style>
    <style:style style:name="T169" style:parent-style-name="Fuentedepárrafopredeter." style:family="text">
      <style:text-properties fo:language="en" fo:country="US"/>
    </style:style>
    <style:style style:name="P170" style:parent-style-name="Standard" style:family="paragraph">
      <style:text-properties fo:language="en" fo:country="US"/>
    </style:style>
    <style:style style:name="T171" style:parent-style-name="Fuentedepárrafopredeter." style:family="text">
      <style:text-properties fo:language="en" fo:country="US"/>
    </style:style>
    <style:style style:name="T172" style:parent-style-name="Fuentedepárrafopredeter." style:family="text">
      <style:text-properties fo:language="en" fo:country="US"/>
    </style:style>
    <style:style style:name="T173" style:parent-style-name="Fuentedepárrafopredeter." style:family="text">
      <style:text-properties fo:language="en" fo:country="US"/>
    </style:style>
    <style:style style:name="T174" style:parent-style-name="Fuentedepárrafopredeter." style:family="text">
      <style:text-properties fo:background-color="#00FF00" fo:language="en" fo:country="US"/>
    </style:style>
    <style:style style:name="T175" style:parent-style-name="Fuentedepárrafopredeter." style:family="text">
      <style:text-properties fo:language="en" fo:country="US"/>
    </style:style>
    <style:style style:name="T176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Patrones de diseño</text:p>
      <text:p text:style-name="Standard"/>
      <text:p text:style-name="Standard">Un patrón es un conjunto:</text:p>
      <text:list text:style-name="LFO1" text:continue-numbering="true">
        <text:list-item>
          <text:p text:style-name="P2">Problema</text:p>
        </text:list-item>
        <text:list-item>
          <text:p text:style-name="P3"><text:s/>– Solución</text:p>
        </text:list-item>
        <text:list-item>
          <text:p text:style-name="P4">– Entorno</text:p>
        </text:list-item>
      </text:list>
      <text:p text:style-name="Standard"><text:s/>Un patrón es una solución probada que se puede aplicar con éxito a un determinado tipo de problemas que aparece con frecuencia Se intenta reutilizar<text:s/>diseños que hayan demostrado su eficacia en previas aplicaciones Esqueleto de aplicación básica que el diseñador ha de adaptar a sus necesidades</text:p>
      <text:p text:style-name="Standard"/>
      <text:p text:style-name="Standard"/>
      <text:p text:style-name="P5"><text:span text:style-name="T6">Patrón Modelo-Vista-Controlador</text:span></text:p>
      <text:p text:style-name="Standard">objetivo</text:p>
      <text:p text:style-name="Standard">Desacoplar los objetos del modelo y los objetos de la vista.</text:p>
      <text:p text:style-name="Standard">El patrón de arquitectura MVC ayuda a reducir la complejidad en el diseño arquitectural e incrementar la flexibilidad y el reuso.</text:p>
      <text:p text:style-name="Standard"/>
      <text:p text:style-name="Standard"/>
      <text:p text:style-name="P7"><text:span text:style-name="T8">Patrón Abstract Factory</text:span></text:p>
      <text:p text:style-name="Standard">objetivo</text:p>
      <text:p text:style-name="P9"><text:s text:c="2"/>Proporcionar un interfaz para la creación de familias de objetos relacionados o<text:s/>dependientes sin necesidad de especificar las clases concretas.</text:p>
      <text:p text:style-name="Standard"/>
      <text:p text:style-name="Standard">Una situación real: – Se desea desarrollar una aplicación con interfaz gráfica de usuario (GUI), que sea fácil de portar a dos sistemas operativos: Windows y Macintosh.</text:p>
      <text:list text:style-name="LFO2" text:continue-numbering="true">
        <text:list-item>
          <text:p text:style-name="P10">Las GUI manejan una serie de objetos, generalmente conocidos como Widgets, tales como: ScrollBar, List, Button, etc. Problema de diseño:</text:p>
        </text:list-item>
        <text:list-item>
          <text:p text:style-name="P11">La GUI presenta una apariencia diferente (look and feel) para cada uno de estos objetos en cada sistema operativo.</text:p>
        </text:list-item>
        <text:list-item>
          <text:p text:style-name="P12"><text:s/>La aplicación debe poder<text:s/>crear los objetos con la apariencia apropiada para cada sistema operativo</text:p>
        </text:list-item>
      </text:list>
      <text:p text:style-name="Standard">Solución: patrón de diseño Abstract Factory (fábrica abstracta).</text:p>
      <text:list text:style-name="LFO3" text:continue-numbering="true">
        <text:list-item>
          <text:p text:style-name="P13">Una “fábrica” es un objeto que se encarga de crear otros objetos.</text:p>
        </text:list-item>
        <text:list-item>
          <text:p text:style-name="P14">Los elementos de este patrón son:</text:p>
          <text:list text:continue-numbering="true">
            <text:list-item>
              <text:p text:style-name="P15"><text:s/>Una fábrica abstracta y varias fábricas concretas.</text:p>
            </text:list-item>
            <text:list-item>
              <text:p text:style-name="P16"><text:s/>Un producto abstracto y varios productos concretos.</text:p>
            </text:list-item>
          </text:list>
        </text:list-item>
      </text:list>
      <text:p text:style-name="Standard"/>
      <text:p text:style-name="Standard"/>
      <text:p text:style-name="P17"><text:span text:style-name="T18">Enlace al archivo factory1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<text:span text:style-name="T30">Patrón Command</text:span></text:p>
      <text:p text:style-name="Standard">objetivo</text:p>
      <text:p text:style-name="Standard"><text:s text:c="2"/>Encapsular una petición como un objeto, permitir la parametrización de clientes, encolar o<text:s/>guardar en el log peticiones, y dar soporte a operaciones de tipo “deshacer”</text:p>
      <text:p text:style-name="Standard">La clave en este patrón es la clase abstracta (o interface) “Command”, la cual declara<text:s/><text:span text:style-name="T31">una interfaz para la ejecución de operaciones.</text:span></text:p>
      <text:p text:style-name="Standard"><text:span text:style-name="T32">Esta clase incluye una operación<text:s/></text:span><text:span text:style-name="T33">“execute” abstracta.</text:span></text:p>
      <text:p text:style-name="Standard">Los “comandos” concretos definen un par receptor/acción, almacenando el receptor e implementando la operación “execute”<text:s/><text:span text:style-name="T34">El receptor sabe como actuar ante la recepción del mensaje</text:span></text:p>
      <text:p text:style-name="Standard"><text:span text:style-name="T35">LO IMPORTANTE ES EL EXECUTE DEPENDIENDO DEL OBJETO QUE L</text:span><text:span text:style-name="T36">E LLAME (INTERFAZ)</text:span></text:p>
      <text:p text:style-name="Standard"/>
      <text:p text:style-name="Standard">las 2 clases implementan la misma interface IServer , luego implementan las mismas operaciones aunque para cada clase <text:s/>la misma operación sea una cosa diferente</text:p>
      <text:p text:style-name="Standard"/>
      <text:p text:style-name="Standard"/>
      <text:p text:style-name="P37">public class ChileServer implements IServer{</text:p>
      <text:p text:style-name="P38"><text:tab/>public String apagate() {</text:p>
      <text:p text:style-name="P39"><text:tab/><text:tab/>return "&lt;p&gt; ok <text:s/>apagando server en Chile &lt;/p&gt;";</text:p>
      <text:p text:style-name="P40"><text:tab/>};</text:p>
      <text:p text:style-name="P41"><text:tab/><text:s/>public String arrancate() {</text:p>
      <text:p text:style-name="P42"><text:tab/><text:tab/><text:s/>return " &lt;p&gt; ok encendiendo server en Chile &lt;/p&gt;";</text:p>
      <text:p text:style-name="P43"><text:tab/><text:s/>};</text:p>
      <text:p text:style-name="P44"><text:tab/><text:s/>public String conectate() {</text:p>
      <text:p text:style-name="P45"><text:tab/><text:tab/><text:s/>return " &lt;p&gt; ok conectando al <text:s/>server en Chile &lt;/p&gt;";</text:p>
      <text:p text:style-name="P46"><text:tab/><text:s/>};</text:p>
      <text:p text:style-name="P47"><text:tab/><text:s/>public String guardaLog() {</text:p>
      <text:p text:style-name="P48"><text:tab/><text:tab/><text:s/>return " ok guardar log de Chile ";</text:p>
      <text:p text:style-name="P49"><text:tab/><text:s/>};</text:p>
      <text:p text:style-name="P50"><text:tab/><text:s/>public String desconectate() {</text:p>
      <text:p text:style-name="P51"><text:tab/><text:tab/><text:s/>return "&lt;p&gt; ok desconectando del server de Chile &lt;/p&gt;";</text:p>
      <text:p text:style-name="P52"><text:tab/><text:s/>};</text:p>
      <text:p text:style-name="P53">}</text:p>
      <text:p text:style-name="P54"/>
      <text:p text:style-name="P55"/>
      <text:p text:style-name="P56"/>
      <text:p text:style-name="P57">public class SpainServer implements IServer {</text:p>
      <text:p text:style-name="P58"><text:tab/>public String apagate() {</text:p>
      <text:p text:style-name="P59"><text:tab/><text:tab/>return " &lt;p&gt; ok<text:s/>apagando server en España &lt;/p&gt;";</text:p>
      <text:p text:style-name="P60"><text:tab/>};</text:p>
      <text:p text:style-name="P61"><text:tab/><text:s/>public String arrancate() {</text:p>
      <text:p text:style-name="Standard"><text:span text:style-name="T62"><text:tab/></text:span><text:span text:style-name="T63"><text:tab/><text:s/></text:span>return " &lt;p&gt; ok encendiendo server en España &lt;/p&gt;";</text:p>
      <text:p text:style-name="Standard"><text:tab/><text:s/>};</text:p>
      <text:p text:style-name="Standard"><text:tab/><text:s/>public String conectate() {</text:p>
      <text:p text:style-name="Standard"><text:tab/><text:tab/><text:s/>return " &lt;p&gt; ok conectando al <text:s/>server en España &lt;/p&gt;";</text:p>
      <text:p text:style-name="Standard"><text:tab/><text:s/>};</text:p>
      <text:p text:style-name="Standard"><text:tab/><text:s/>public String guardaLog() {</text:p>
      <text:p text:style-name="Standard"><text:tab/><text:tab/><text:s/>return " &lt;p&gt; ok guardar log de España &lt;/p&gt;";</text:p>
      <text:p text:style-name="Standard"><text:tab/><text:s/>};</text:p>
      <text:p text:style-name="Standard"><text:tab/><text:s/>public String desconectate() {</text:p>
      <text:p text:style-name="Standard"><text:tab/><text:tab/><text:s/>return " &lt;p&gt; ok desconectando del server de España &lt;/p&gt;";</text:p>
      <text:soft-page-break/>
      <text:p text:style-name="Standard"><text:tab/><text:s/>};</text:p>
      <text:p text:style-name="Standard">}</text:p>
      <text:p text:style-name="Standard"/>
      <text:p text:style-name="P64">el corazón del patron es execute()</text:p>
      <text:p text:style-name="P65">public interface Command {</text:p>
      <text:p text:style-name="P66"><text:tab/><text:s/>public String execute();</text:p>
      <text:p text:style-name="P67"><text:tab/>}</text:p>
      <text:p text:style-name="P68"/>
      <text:p text:style-name="P69"/>
      <text:p text:style-name="P70"/>
      <text:p text:style-name="P71"/>
      <text:p text:style-name="P72">public class ApagarServer implements Command{</text:p>
      <text:p text:style-name="P73">private IServer servidor;</text:p>
      <text:p text:style-name="P74"/>
      <text:p text:style-name="Standard"><text:span text:style-name="T75">public ApagarServer(</text:span><text:span text:style-name="T76">IServer servidor</text:span><text:span text:style-name="T77">) {</text:span></text:p>
      <text:p text:style-name="P78"><text:tab/></text:p>
      <text:p text:style-name="P79"><text:tab/>this.servidor = servidor;</text:p>
      <text:p text:style-name="P80">}</text:p>
      <text:p text:style-name="Standard"><text:span text:style-name="T81">public String execute () {</text:span></text:p>
      <text:p text:style-name="Standard"><text:tab/>String secuencia="&lt;h1&gt; iniciando secuencia de apagado<text:s/>.........&lt;/h1&gt;";</text:p>
      <text:p text:style-name="Standard"><text:tab/>secuencia+=servidor.conectate();</text:p>
      <text:p text:style-name="Standard"><text:tab/>secuencia+=servidor.guardaLog();</text:p>
      <text:p text:style-name="Standard"><text:tab/>secuencia+=servidor.desconectate();</text:p>
      <text:p text:style-name="Standard"><text:tab/>secuencia+=servidor.apagate();</text:p>
      <text:p text:style-name="Standard"><text:tab/><text:span text:style-name="T82">return secuencia;</text:span></text:p>
      <text:p text:style-name="P83">}</text:p>
      <text:p text:style-name="P84">}</text:p>
      <text:p text:style-name="P85"/>
      <text:p text:style-name="P86">public class ArrancarServer implements Command{</text:p>
      <text:p text:style-name="Standard"><text:span text:style-name="T87"><text:tab/></text:span>private IServer servidor;</text:p>
      <text:p text:style-name="Standard"/>
      <text:p text:style-name="Standard"><text:tab/></text:p>
      <text:p text:style-name="Standard"><text:tab/>public ArrancarServer(IServer servidor) {</text:p>
      <text:p text:style-name="Standard"><text:tab/><text:tab/></text:p>
      <text:p text:style-name="Standard"><text:tab/><text:tab/>this.servidor = servidor;</text:p>
      <text:p text:style-name="Standard"><text:tab/>}</text:p>
      <text:p text:style-name="Standard"/>
      <text:p text:style-name="Standard"/>
      <text:p text:style-name="Standard"><text:tab/>public String execute () {</text:p>
      <text:p text:style-name="Standard"><text:tab/><text:tab/>String secuencia="&lt;h1&gt; iniciando secuencia de arrancado <text:s/>.........&lt;/h1&gt;";</text:p>
      <text:p text:style-name="Standard"><text:tab/><text:tab/>secuencia+=servidor.arrancate();</text:p>
      <text:p text:style-name="Standard"><text:tab/><text:tab/>secuencia+=servidor.conectate();</text:p>
      <text:p text:style-name="Standard"><text:tab/><text:tab/>secuencia+=servidor.guardaLog();</text:p>
      <text:p text:style-name="Standard"><text:tab/><text:tab/>return secuencia;</text:p>
      <text:p text:style-name="Standard"><text:tab/>}</text:p>
      <text:p text:style-name="Standard">}</text:p>
      <text:p text:style-name="Standard"/>
      <text:p text:style-name="Standard"/>
      <text:p text:style-name="Standard"/>
      <text:p text:style-name="Standard">ahora ejecutar algo, sea lo que sea, con run lanzamos el ejecutor que en caso de arrancar un server será una secuencia, o apagar será otra secuencia,<text:s/>además, para cada servidor puede significar cosas distintas</text:p>
      <text:soft-page-break/>
      <text:p text:style-name="P88">public class Invoker {</text:p>
      <text:p text:style-name="P89">private Command command;</text:p>
      <text:p text:style-name="P90"/>
      <text:p text:style-name="P91">public Invoker(Command command) {</text:p>
      <text:p text:style-name="P92"><text:tab/></text:p>
      <text:p text:style-name="P93"><text:tab/>this.command = command;</text:p>
      <text:p text:style-name="P94">}</text:p>
      <text:p text:style-name="P95">public String run() {</text:p>
      <text:p text:style-name="Standard"><text:span text:style-name="T96"><text:tab/></text:span><text:span text:style-name="T97">String salida=command.execute();</text:span></text:p>
      <text:p text:style-name="Standard"><text:span text:style-name="T98"><text:tab/></text:span>return salida;</text:p>
      <text:p text:style-name="Standard"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9"/>
      <text:soft-page-break/>
      <text:p text:style-name="P100"><text:span text:style-name="T101">Patrón Adapter</text:span></text:p>
      <text:p text:style-name="Standard"/>
      <text:p text:style-name="Standard">objetivo</text:p>
      <text:p text:style-name="Standard"><text:span text:style-name="T102">Convierte la interfaz de una clase en otra interfaz que el cliente espera. El adaptador permite a las clases trabajar juntas, lo que de otra manera no podría hacerse debido a sus interfaces<text:s/></text:span><text:span text:style-name="T103">incompatibles.</text:span></text:p>
      <text:p text:style-name="Standard"/>
      <text:p text:style-name="P104">Tenemos 2 clases que representan la misma cosa pero que en principio no son compatibles, para trabajar con ellas debemos hacerlas compatible</text:p>
      <text:p text:style-name="Standard"><text:span text:style-name="T105">mediante las interfaces podemos transitar de vieja a nueva</text:span></text:p>
      <text:p text:style-name="Standard"/>
      <text:p text:style-name="P106">public interface IPersonaNueva {</text:p>
      <text:p text:style-name="P107">public<text:s/>String getNombre();</text:p>
      <text:p text:style-name="P108">public int getEdad();</text:p>
      <text:p text:style-name="P109">public void setNombre(String nuevoNombre);</text:p>
      <text:p text:style-name="P110">public void setEdad(int nuevaEdad);</text:p>
      <text:p text:style-name="P111">}</text:p>
      <text:p text:style-name="P112"/>
      <text:p text:style-name="P113">public interface IPersonaVieja {</text:p>
      <text:p text:style-name="P114"><text:tab/>public String getNombre();</text:p>
      <text:p text:style-name="P115"><text:tab/>public void setNombre(String nuevoNombre);</text:p>
      <text:p text:style-name="P116"><text:tab/>public String<text:s/>getApellidos();</text:p>
      <text:p text:style-name="P117"><text:tab/>public void setApellidos(String nuevoNombre);</text:p>
      <text:p text:style-name="P118"><text:tab/>public void setFecha(LocalDate nuevaFecha);</text:p>
      <text:p text:style-name="P119"><text:tab/>public LocalDate getFecha();</text:p>
      <text:p text:style-name="P120">}</text:p>
      <text:p text:style-name="P121"/>
      <text:p text:style-name="P122"/>
      <text:p text:style-name="Standard"><text:span text:style-name="T123">public class<text:s/></text:span><text:span text:style-name="T124">PersonaNueva</text:span><text:span text:style-name="T125"><text:s/>implements IPersonaNueva {</text:span></text:p>
      <text:p text:style-name="P126">private String nombre;</text:p>
      <text:p text:style-name="P127">private int edad;</text:p>
      <text:p text:style-name="P128"/>
      <text:p text:style-name="P129">public String<text:s/>getNombre() {</text:p>
      <text:p text:style-name="P130"><text:tab/><text:tab/>return nombre;</text:p>
      <text:p text:style-name="P131">}</text:p>
      <text:p text:style-name="P132">public void setNombre(String nombre) {</text:p>
      <text:p text:style-name="P133"><text:tab/><text:tab/>this.nombre = nombre;</text:p>
      <text:p text:style-name="P134">}</text:p>
      <text:p text:style-name="P135">public int getEdad() {</text:p>
      <text:p text:style-name="P136"><text:tab/><text:tab/>return edad;</text:p>
      <text:p text:style-name="P137">}</text:p>
      <text:p text:style-name="P138">public void setEdad(int edad) {</text:p>
      <text:p text:style-name="P139"><text:tab/><text:tab/>this.edad = edad;</text:p>
      <text:p text:style-name="P140">}</text:p>
      <text:p text:style-name="P141"/>
      <text:p text:style-name="P142">}</text:p>
      <text:p text:style-name="P143"/>
      <text:p text:style-name="Standard"><text:span text:style-name="T144">public class<text:s/></text:span><text:span text:style-name="T145">PersonaVieja</text:span><text:span text:style-name="T146"><text:s/>implements IPersonaVieja{</text:span></text:p>
      <text:p text:style-name="P147">private<text:s/>String nombre;</text:p>
      <text:p text:style-name="P148">private String apellidos;</text:p>
      <text:p text:style-name="P149">private LocalDate fecha;</text:p>
      <text:p text:style-name="P150"/>
      <text:p text:style-name="P151">public String getNombre() {</text:p>
      <text:soft-page-break/>
      <text:p text:style-name="P152"><text:tab/>return nombre;</text:p>
      <text:p text:style-name="P153">}</text:p>
      <text:p text:style-name="P154">public void setNombre(String nombre) {</text:p>
      <text:p text:style-name="Standard"><text:span text:style-name="T155"><text:tab/></text:span>this.nombre = nombre;</text:p>
      <text:p text:style-name="Standard">}</text:p>
      <text:p text:style-name="Standard">public String getApellidos() {</text:p>
      <text:p text:style-name="Standard"><text:tab/>return apellidos;</text:p>
      <text:p text:style-name="Standard">}</text:p>
      <text:p text:style-name="Standard">public void<text:s/>setApellidos(String apellidos) {</text:p>
      <text:p text:style-name="Standard"><text:tab/>this.apellidos = apellidos;</text:p>
      <text:p text:style-name="Standard">}</text:p>
      <text:p text:style-name="Standard">public LocalDate getFecha() {</text:p>
      <text:p text:style-name="Standard"><text:tab/>return fecha;</text:p>
      <text:p text:style-name="Standard">}</text:p>
      <text:p text:style-name="Standard">public void setFecha(LocalDate fecha) {</text:p>
      <text:p text:style-name="Standard"><text:tab/>this.fecha = fecha;</text:p>
      <text:p text:style-name="Standard">}</text:p>
      <text:p text:style-name="Standard"/>
      <text:p text:style-name="Standard">}</text:p>
      <text:p text:style-name="Standard"/>
      <text:p text:style-name="Standard">ahora creamos una<text:s/><text:span text:style-name="T156">interface para el transito</text:span></text:p>
      <text:p text:style-name="Standard">public class<text:s/>ViejaToNuevaAdaptador implements IPersonaNueva{</text:p>
      <text:p text:style-name="Standard"><text:tab/>private IPersonaVieja vieja;</text:p>
      <text:p text:style-name="Standard"/>
      <text:p text:style-name="Standard"><text:tab/>public ViejaToNuevaAdaptador(IPersonaVieja vieja) {</text:p>
      <text:p text:style-name="Standard"><text:tab/><text:tab/>this.vieja = vieja;</text:p>
      <text:p text:style-name="Standard"><text:tab/>}</text:p>
      <text:p text:style-name="Standard"><text:tab/>public String getNombre() {</text:p>
      <text:p text:style-name="Standard"><text:tab/><text:tab/>return vieja.getNombre()+" "+vieja.getApellidos();</text:p>
      <text:p text:style-name="Standard"><text:tab/>}</text:p>
      <text:p text:style-name="Standard"><text:tab/></text:p>
      <text:p text:style-name="Standard"><text:tab/>public int<text:s/>getEdad() {</text:p>
      <text:p text:style-name="Standard"><text:tab/><text:tab/>LocalDate ahora=LocalDate.now();</text:p>
      <text:p text:style-name="Standard"><text:tab/><text:tab/>LocalDate ahora1=vieja.getFecha();</text:p>
      <text:p text:style-name="Standard"><text:tab/><text:span text:style-name="T157">//</text:span><text:span text:style-name="T158"><text:tab/>Duration dias =<text:s/></text:span><text:span text:style-name="T159">Duration.between(ahora, ahora1);</text:span></text:p>
      <text:p text:style-name="Standard"><text:span text:style-name="T160"><text:tab/></text:span><text:span text:style-name="T161"><text:tab/>int laEdad=(</text:span><text:span text:style-name="T162">int)ChronoUnit.YEARS.between(ahora1, ahora);</text:span></text:p>
      <text:p text:style-name="P163"><text:tab/><text:tab/>System.out.println(laEdad);</text:p>
      <text:p text:style-name="P164"><text:tab/><text:tab/>return laEdad;</text:p>
      <text:p text:style-name="P165"><text:tab/>}</text:p>
      <text:p text:style-name="P166"><text:tab/>public void setNombre(String nombreCompleto) {</text:p>
      <text:p text:style-name="Standard"><text:span text:style-name="T167"><text:tab/></text:span><text:span text:style-name="T168"><text:tab/></text:span>String []nbAp=nombreCompleto.split(" ");</text:p>
      <text:p text:style-name="Standard"><text:tab/><text:tab/>vieja.setNombre(nbAp[0]);</text:p>
      <text:p text:style-name="Standard"><text:tab/><text:tab/>vieja.setApellidos(nbAp[1]);</text:p>
      <text:p text:style-name="Standard"><text:tab/><text:span text:style-name="T169">}</text:span></text:p>
      <text:p text:style-name="P170"><text:tab/>public void setEdad(int nuevaEdad) {</text:p>
      <text:p text:style-name="Standard"><text:span text:style-name="T171"><text:tab/></text:span><text:span text:style-name="T172"><text:tab/></text:span>LocalDate ahora=LocalDate.now();</text:p>
      <text:p text:style-name="Standard"><text:tab/><text:tab/>LocalDate vf=vieja.getFecha();</text:p>
      <text:p text:style-name="Standard"><text:tab/><text:tab/>int a=ahora.getYear()-nuevaEdad;</text:p>
      <text:p text:style-name="Standard"><text:tab/><text:tab/><text:span text:style-name="T173">String<text:s/></text:span><text:span text:style-name="T174">nuevaFecha=a+"-"+vf.getMonthValue()+"-"+vf.getDayOfMonth();</text:span></text:p>
      <text:p text:style-name="Standard"><text:span text:style-name="T175"><text:tab/></text:span><text:span text:style-name="T176"><text:tab/></text:span>LocalDate fnueva=LocalDate.parse(nuevaFecha);</text:p>
      <text:p text:style-name="Standard"><text:tab/><text:tab/>vieja.setFecha(fnueva);</text:p>
      <text:p text:style-name="Standard"><text:tab/><text:tab/></text:p>
      <text:soft-page-break/>
      <text:p text:style-name="Standard"><text:tab/>}</text:p>
      <text:p text:style-name="Standard">}</text:p>
      <text:p text:style-name="Standard"/>
      <text:p text:style-name="Standard"/>
      <text:p text:style-name="Standard">y ahora para pasar de una vieja a una nueva</text:p>
      <text:p text:style-name="Standard"><text:tab/><text:tab/>PersonaVieja v=new PersonaVieja();</text:p>
      <text:p text:style-name="Standard"><text:tab/><text:tab/><text:s/>v.setNombre(nombre);</text:p>
      <text:p text:style-name="Standard"><text:tab/><text:tab/><text:s/>v.setApellidos(ape);</text:p>
      <text:p text:style-name="Standard"><text:tab/><text:tab/><text:s/>v.setFecha(f);</text:p>
      <text:p text:style-name="Standard"><text:tab/><text:tab/><text:s/>ViejaToNuevaAdaptador n=new ViejaToNuevaAdaptador(v);</text:p>
      <text:p text:style-name="Standard"/>
      <text:p text:style-name="Standard">/**************/</text:p>
      <text:p text:style-name="Standard">n.getNombre()+" edad : "+n.getEdad()+"&lt;/p&gt;"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20-02-12T18:42:00Z</meta:creation-date>
    <dc:date>2020-02-18T04:00:00Z</dc:date>
    <meta:template xlink:href="Normal" xlink:type="simple"/>
    <meta:editing-cycles>16</meta:editing-cycles>
    <meta:editing-duration>PT93120S</meta:editing-duration>
    <meta:document-statistic meta:page-count="7" meta:paragraph-count="15" meta:word-count="1176" meta:character-count="7630" meta:row-count="53" meta:non-whitespace-character-count="6469"/>
  </office:meta>
</office:document-meta>
</file>